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Cases:</text:p>
      <text:p text:style-name="Standard"><text:tab/>-Create user with a name and password,you should end up in user page</text:p>
      <text:p text:style-name="Standard"><text:tab/>-Then you can add as many blogs linked to the user as you want, after adding a blog then you <text:tab/>should be on the <text:s/>blog page <text:s text:c="3"/><text:tab/></text:p>
      <text:p text:style-name="Standard"><text:tab/>-Then you can add as many blogPost as you want, when clickning on the create new blogPost you <text:tab/>should end up on the createBlogPost page and there you can add a blogPost</text:p>
      <text:p text:style-name="Standard"><text:tab/>-After adding a blogPost you should end upp in the blog again with the new blogPost there</text:p>
      <text:p text:style-name="Standard"><text:tab/>-go to index by clicking in the index button ,when logged in and cant login again click on Your <text:tab/>blogs to return to user page</text:p>
      <text:p text:style-name="Standard"><text:tab/>-Click logout and create new user ,the new user should not have any blogs</text:p>
      <text:p text:style-name="Standard"><text:tab/>-Create a blog for the new user and add blogPost to it,logout user</text:p>
      <text:p text:style-name="Standard"><text:tab/>-From index click BlogList and now it sould be view only on all blogs</text:p>
      <text:p text:style-name="Standard"><text:tab/>-Change the url from viewBlogs to blog to see if u can hack in</text:p>
      <text:p text:style-name="Standard"><text:tab/></text:p>
      <text:p text:style-name="Standard"><text:tab/></text:p>
      <text:p text:style-name="Standard"><text:tab/></text:p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Trakossas</meta:initial-creator>
    <meta:creation-date>2013-10-18T14:09:56</meta:creation-date>
    <meta:document-statistic meta:table-count="0" meta:image-count="0" meta:object-count="0" meta:page-count="1" meta:paragraph-count="15" meta:word-count="169" meta:character-count="870" meta:non-whitespace-character-count="688"/>
    <dc:date>2013-10-18T14:50:23</dc:date>
    <dc:creator>Andreas Trakossas</dc:creator>
    <meta:editing-duration>PT25M16S</meta:editing-duration>
    <meta:editing-cycles>1</meta:editing-cycles>
    <meta:generator>LibreOffice/3.4$Unix LibreOffice_project/340m1$Build-502</meta:generator>
  </office:meta>
</office:document-meta>
</file>